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tyles.xml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  <style:style style:family="paragraph" style:name="P5">
      <style:paragraph-properties fo:margin-left="1.2cm" fo:text-align="start" text:enable-numbering="true"/>
    </style:style>
  </office:automatic-styles>
  <office:body>
    <office:presentation>
      <draw:page draw:master-page-name="Default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INASP: Effective Network Management Workshops</text:p>
          </draw:text-box>
        </draw:frame>
        <draw:frame draw:layer="layout" presentation:class="subtitle" presentation:style-name="Default-subtitle" svg:height="12.179cm" svg:width="26cm" svg:x="1cm" svg:y="6.6cm">
          <draw:text-box>
            <text:p text:style-name="P1">Unit 2: Why Network Management</text:p>
          </draw:text-box>
        </draw:frame>
        <draw:frame draw:layer="layout" presentation:class="outline" presentation:style-name="Default-outline1" svg:height="12.179cm" svg:width="26cm" svg:x="1cm" svg:y="6.6cm">
          <draw:text-box/>
        </draw:frame>
      </draw:page>
      <draw:page draw:master-page-name="Default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About these workshops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p text:style-name="P1">Authors:</text:p>
            <text:list text:style-name="L2">
              <text:list-item>
                <text:p text:style-name="P3">Dick Elleray, AfriConnect</text:p>
              </text:list-item>
              <text:list-item>
                <text:list>
                  <text:list-item>
                    <text:p text:style-name="P5"><text:span text:style-name="P0"><text:a xlink:href="mailto:delleray@africonnect.com" xlink:type="simple"><text:span text:style-name="P0">delleray@africonnect.com</text:span></text:a></text:span></text:p>
                  </text:list-item>
                </text:list>
              </text:list-item>
              <text:list-item>
                <text:p text:style-name="P3">Chris Wilson, Aptivate</text:p>
              </text:list-item>
              <text:list-item>
                <text:list>
                  <text:list-item>
                    <text:p text:style-name="P5"><text:span text:style-name="P0"><text:a xlink:href="mailto:chris+inaspbmo2013@aptivate.org" xlink:type="simple"><text:span text:style-name="P0">chris+inaspbmo2013@aptivate.org</text:span></text:a></text:span></text:p>
                  </text:list-item>
                </text:list>
              </text:list-item>
            </text:list>
            <text:p text:style-name="P3">Date: 2013-04-29</text:p>
          </draw:text-box>
        </draw:frame>
      </draw:page>
      <draw:page draw:master-page-name="Default" draw:name="page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Objectives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p text:style-name="P1">On completion of this session, we hope you will:</text:p>
            <text:list text:style-name="L2">
              <text:list-item>
                <text:p text:style-name="P3">Know want to get from this course</text:p>
              </text:list-item>
              <text:list-item>
                <text:p text:style-name="P3">Know why we are running this course</text:p>
              </text:list-item>
              <text:list-item>
                <text:p text:style-name="P3">Understand why network management is important in academic institutions</text:p>
              </text:list-item>
              <text:list-item>
                <text:p text:style-name="P3">Know the benefits and value of good network management</text:p>
              </text:list-item>
            </text:list>
          </draw:text-box>
        </draw:frame>
        <presentation:notes draw:style-name="dp2">
          <draw:page-thumbnail draw:layer="layout" draw:page-number="3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We will cover how to achieve these things in the remaining units.</text:p>
            </draw:text-box>
          </draw:frame>
        </presentation:notes>
      </draw:page>
      <draw:page draw:master-page-name="Default" draw:name="page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What do you want from this course?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list text:style-name="L2">
              <text:list-item>
                <text:p text:style-name="P3">Make university happy?</text:p>
              </text:list-item>
              <text:list-item>
                <text:p text:style-name="P3">Make your job easier?</text:p>
              </text:list-item>
              <text:list-item>
                <text:p text:style-name="P3">Do a better job?</text:p>
              </text:list-item>
              <text:list-item>
                <text:p text:style-name="P3">Get a certificate?</text:p>
              </text:list-item>
              <text:list-item>
                <text:p text:style-name="P3">Increase your pay?</text:p>
              </text:list-item>
              <text:list-item>
                <text:p text:style-name="P3">Change job?</text:p>
              </text:list-item>
            </text:list>
          </draw:text-box>
        </draw:frame>
        <presentation:notes draw:style-name="dp2">
          <draw:page-thumbnail draw:layer="layout" draw:page-number="4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list text:style-name="L2">
                <text:list-item>
                  <text:p text:style-name="P3">Make your institution happier? What do<text:s/><text:span text:style-name="P1">they</text:span> want from you as a result?</text:p>
                </text:list-item>
                <text:list-item>
                  <text:p text:style-name="P3">Manage your network better? Why?</text:p>
                </text:list-item>
              </text:list>
            </draw:text-box>
          </draw:frame>
        </presentation:notes>
      </draw:page>
      <draw:page draw:master-page-name="Default" draw:name="page5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We want your university to run better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list text:style-name="L2">
              <text:list-item>
                <text:p text:style-name="P3">Digital library resources</text:p>
              </text:list-item>
              <text:list-item>
                <text:p text:style-name="P3">Access to journals</text:p>
              </text:list-item>
              <text:list-item>
                <text:p text:style-name="P3">Collaboration with other scientists</text:p>
              </text:list-item>
              <text:list-item>
                <text:p text:style-name="P3">Recruitment and retention</text:p>
              </text:list-item>
              <text:list-item>
                <text:p text:style-name="P3">Reduce wasted time waiting for pages to load</text:p>
              </text:list-item>
            </text:list>
          </draw:text-box>
        </draw:frame>
        <presentation:notes draw:style-name="dp2">
          <draw:page-thumbnail draw:layer="layout" draw:page-number="5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Problems caused by poor network management:</text:p>
              <text:list text:style-name="L2">
                <text:list-item>
                  <text:p text:style-name="P3">Difficulties in using Internet based information resources and communication tools</text:p>
                </text:list-item>
                <text:list-item>
                  <text:list>
                    <text:list-item>
                      <text:p text:style-name="P5"><text:span text:style-name="P0">Digital library resources are under utilised</text:span></text:p>
                    </text:list-item>
                    <text:list-item>
                      <text:p text:style-name="P5"><text:span text:style-name="P0">Resource license costs can be less effective</text:span></text:p>
                    </text:list-item>
                    <text:list-item>
                      <text:p text:style-name="P5"><text:span text:style-name="P0">Free or low cost resources are difficult to take advantage of</text:span></text:p>
                    </text:list-item>
                    <text:list-item>
                      <text:p text:style-name="P5"><text:span text:style-name="P0">The digital library revolution is difficult to participate in</text:span></text:p>
                    </text:list-item>
                    <text:list-item>
                      <text:p text:style-name="P5"><text:span text:style-name="P0">Continued digital divide</text:span></text:p>
                    </text:list-item>
                  </text:list>
                </text:list-item>
                <text:list-item>
                  <text:p text:style-name="P3">Under utilisation of ICT capacities and investments</text:p>
                </text:list-item>
                <text:list-item>
                  <text:list>
                    <text:list-item>
                      <text:p text:style-name="P5"><text:span text:style-name="P0">Bandwidth charges of $5,000 per month that result in an unusable link –
is that money well spent?</text:span></text:p>
                    </text:list-item>
                    <text:list-item>
                      <text:p text:style-name="P5"><text:span text:style-name="P0">Infrastructure costs e.g. PC computer labs that users spend most
of their time sitting around waiting for pages to display – is
that money well spent?</text:span></text:p>
                    </text:list-item>
                  </text:list>
                </text:list-item>
                <text:list-item>
                  <text:p text:style-name="P3">Impacts on a university’s core activities, especially
those that require up to date and a wide range of information
resources e.g. teaching and research.</text:p>
                </text:list-item>
              </text:list>
              <text:p text:style-name="P3">Skilled staff leaving the university makes life very difficult for them.
Do everything possible to reduce/avoid it!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Georgia" style:font-style-name="Regular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Georgia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eorgia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 draw:auto-grow-height="tru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Georgia" style:font-style-name="Regular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solid" draw:fill-color="#e5e5ef" draw:textarea-horizontal-align="center" draw:textarea-vertical-align="middle" draw:auto-grow-height="true" draw:auto-grow-width="true" fo:max-height="0cm" fo:min-height="1.15cm"/>
    </style:style>
    <style:style style:name="Mpr1" style:family="presentation" style:parent-style-name="Default-backgroundobjects">
      <style:graphic-properties draw:stroke="none" draw:fill="none" draw:fill-color="#ffffff" draw:textarea-horizontal-align="left" draw:textarea-vertical-align="bottom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/>
    </style:style>
    <style:style style:name="Mpr4" style:family="presentation" style:parent-style-name="Default-backgroundobjects">
      <style:graphic-properties svg:stroke-width="0.1cm" svg:stroke-color="#666666" draw:marker-start-width="0.35cm" draw:marker-end-width="0.35cm" draw:fill="none" draw:textarea-vertical-align="middle" fo:padding-top="0.05cm" fo:padding-bottom="0.05cm" fo:padding-left="0.05cm" fo:padding-right="0.0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6cm" svg:height="2.2cm" svg:x="1cm" svg:y="3.6cm" presentation:class="title" presentation:placeholder="true">
        <draw:text-box/>
      </draw:frame>
      <draw:frame presentation:style-name="Default-outline1" draw:layer="backgroundobjects" svg:width="26cm" svg:height="12.179cm" svg:x="1cm" svg:y="6.6cm" presentation:class="outline" presentation:placeholder="true">
        <draw:text-box/>
      </draw:frame>
      <draw:frame presentation:style-name="Mpr1" draw:text-style-name="MP1" draw:layer="backgroundobjects" svg:width="5cm" svg:height="0.8cm" svg:x="1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14cm" svg:height="0.8cm" svg:x="7cm" svg:y="20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2.2cm" svg:height="0.8cm" svg:x="22.2cm" svg:y="20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cm" svg:height="1.908cm" svg:x="1cm" svg:y="0.8cm">
        <draw:image xlink:href="Pictures/1000020100000106000000649A85E6E0.png" xlink:type="simple" xlink:show="embed" xlink:actuate="onLoad">
          <text:p/>
        </draw:image>
      </draw:frame>
      <draw:frame draw:style-name="Mgr3" draw:text-style-name="MP4" draw:layer="backgroundobjects" svg:width="4.667cm" svg:height="1.4cm" svg:x="6.8cm" svg:y="1cm">
        <draw:image xlink:href="Pictures/100002010000012C0000005AFEC46641.png" xlink:type="simple" xlink:show="embed" xlink:actuate="onLoad">
          <text:p/>
        </draw:image>
      </draw:frame>
      <draw:frame draw:style-name="Mgr4" draw:text-style-name="MP5" draw:layer="backgroundobjects" svg:width="6.281cm" svg:height="1.4cm" svg:x="20.719cm" svg:y="1.4cm">
        <draw:text-box draw:corner-radius="0.2cm">
          <text:p text:style-name="MP5">Network Monitoring</text:p>
        </draw:text-box>
      </draw:frame>
      <draw:line presentation:style-name="Mpr4" draw:text-style-name="MP4" draw:layer="backgroundobjects" svg:x1="1cm" svg:y1="2.8cm" svg:x2="27cm" svg:y2="2.8cm">
        <text:p/>
      </draw:line>
      <draw:frame draw:style-name="Mgr3" draw:text-style-name="MP4" draw:layer="backgroundobjects" svg:width="1.4cm" svg:height="1.852cm" svg:x="12.4cm" svg:y="0.8cm">
        <draw:image xlink:href="Pictures/10000000000000540000006F40BF1130.jpg" xlink:type="simple" xlink:show="embed" xlink:actuate="onLoad">
          <text:p/>
        </draw:image>
      </draw:frame>
      <draw:line presentation:style-name="Mpr4" draw:text-style-name="MP4" draw:layer="backgroundobjects" svg:x1="1cm" svg:y1="20cm" svg:x2="27cm" svg:y2="20cm">
        <text:p/>
      </draw:line>
      <draw:frame draw:style-name="Mgr3" draw:text-style-name="MP4" draw:layer="backgroundobjects" svg:width="0.6cm" svg:height="0.6cm" svg:x="24.8cm" svg:y="20.2cm">
        <draw:image xlink:href="Pictures/100002010000003200000032EE828435.png" xlink:type="simple" xlink:show="embed" xlink:actuate="onLoad">
          <text:p/>
        </draw:image>
      </draw:frame>
      <draw:frame draw:style-name="Mgr3" draw:text-style-name="MP4" draw:layer="backgroundobjects" svg:width="0.6cm" svg:height="0.6cm" svg:x="25.6cm" svg:y="20.2cm">
        <draw:image xlink:href="Pictures/10000201000000320000003257A80769.png" xlink:type="simple" xlink:show="embed" xlink:actuate="onLoad">
          <text:p/>
        </draw:image>
      </draw:frame>
      <draw:frame draw:style-name="Mgr3" draw:text-style-name="MP4" draw:layer="backgroundobjects" svg:width="0.6cm" svg:height="0.6cm" svg:x="26.4cm" svg:y="20.2cm">
        <draw:image xlink:href="Pictures/1000020100000032000000325128B65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